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FilterTest_boolean.test_namefilte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NameFilterTest_boolean.test_namefil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ean.setId( boolean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.is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FilterTest_boolean.process( Object source , String name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